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>
      <style:text-properties fo:color="#ff950e"/>
    </style:style>
    <style:style style:name="ce4" style:family="table-cell" style:parent-style-name="Default">
      <style:table-cell-properties fo:background-color="#ffff00"/>
      <style:text-properties fo:color="#8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able-cell-properties fo:background-color="transparent"/>
      <style:text-properties fo:color="#009900"/>
    </style:style>
    <style:style style:name="ce8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transparent"/>
      <style:text-properties fo:color="#dddddd"/>
    </style:style>
    <style:style style:name="ce10" style:family="table-cell" style:parent-style-name="Default">
      <style:text-properties fo:color="#ff66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ext-properties fo:color="#009900" style:text-line-through-style="solid" style:text-line-through-type="single"/>
    </style:style>
    <style:style style:name="ce14" style:family="table-cell" style:parent-style-name="Default">
      <style:text-properties fo:color="#00cc00"/>
    </style:style>
    <style:style style:name="ce15" style:family="table-cell" style:parent-style-name="Default">
      <style:table-cell-properties fo:background-color="#ffff00"/>
      <style:text-properties fo:color="#00cc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ext-properties fo:color="#0099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c5000b" fo:font-weight="bold" style:font-weight-asian="bold" style:font-weight-complex="bold"/>
    </style:style>
    <style:style style:name="ce19" style:family="table-cell" style:parent-style-name="Default">
      <style:text-properties fo:color="#cc0000"/>
    </style:style>
    <style:style style:name="ce20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 table:number-columns-repeated="13"/>
          <table:table-cell table:style-name="ce10" office:value-type="string" calcext:value-type="string">
            <text:p>Load is not executed in case there is any store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Confirm drain even ke upar neeche kya hai</text:p>
          </table:table-cell>
          <table:table-cell table:number-columns-repeated="10"/>
          <table:table-cell table:style-name="ce10" office:value-type="string" calcext:value-type="string">
            <text:p>Store is not executed in case there is any load with the same address already in the queu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0" office:value-type="string" calcext:value-type="string">
            <text:p>Store is not executed in case there is any store already in the que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DOs</text:p>
          </table:table-cell>
          <table:table-cell/>
          <table:table-cell table:style-name="ce1"/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12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Source Code</text:p>
          </table:table-cell>
          <table:table-cell table:number-columns-repeated="3"/>
          <table:table-cell table:style-name="ce12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port</text:p>
          </table:table-cell>
          <table:table-cell table:number-columns-repeated="3"/>
          <table:table-cell table:style-name="ce1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 calcext:value-type="string">
            <text:p>Ye 5 stalls kyun hain bi??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3" office:value-type="string" calcext:value-type="string">
            <text:p>stalls for branch mispredic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ase which may not be handled by algo</text:p>
          </table:table-cell>
          <table:table-cell table:style-name="ce5"/>
          <table:table-cell table:number-columns-repeated="10"/>
          <table:table-cell table:style-name="ce11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if a register is not ye commited but completed execution, a new instn(dependent) will not get the values since CDB event is already called</text:p>
          </table:table-cell>
          <table:table-cell table:number-columns-repeated="10"/>
          <table:table-cell table:style-name="ce11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“ * core.getStepSize()” ye use karna hai kya latency ke liye?</text:p>
          </table:table-cell>
          <table:table-cell table:number-columns-repeated="11"/>
          <table:table-cell table:style-name="ce6"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we don't need to take care of energy part (leakage energy etc)...rt? 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nop ke liye CDB ko request bhejni hai?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can there be a scenario wherein an instruction has both integer &amp; float operands – be it two source operands or one source &amp; one destinatio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0"/>
          <table:table-cell table:style-name="ce9" office:value-type="string" calcext:value-type="string">
            <text:p>Ask someone(maybe siva): load step 1 &amp; store mein “there are no stores earlier in the Q” kyun likha hai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7" office:value-type="string" calcext:value-type="string">
            <text:p>address calculation ke liye FU chiye kya?? &amp; vo intALU hoga????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mm operands kahaan kahaan ho sakte hain?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se WR mein daaldo .. CDB issue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7" office:value-type="string" calcext:value-type="string">
            <text:p>we are not using any retireWidth etc...just using fetchWidth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Execute mein checking FU available logic daala hai...seems fine = send to RS if FU is available?</text:p>
          </table:table-cell>
          <table:table-cell table:number-columns-repeated="10"/>
          <table:table-cell table:style-name="ce6" office:value-type="string" calcext:value-type="string">
            <text:p>Execute &amp; WriteResult mein saare RS chking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SYNCH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Interrupt</text:p>
          </table:table-cell>
          <table:table-cell table:number-columns-repeated="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RS mein extra fields daal lun?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 office:value-type="string" calcext:value-type="string">
            <text:p>Decode stage alag se banai hai kya?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ce6"/>
          <table:table-cell table:number-columns-repeated="5"/>
        </table:table-row>
        <table:table-row table:style-name="ro1">
          <table:table-cell table:number-columns-repeated="12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2"/>
        </table:table-row>
        <table:table-row table:style-name="ro2"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have a scenario wherein ... 1<text:span text:style-name="T1">st</text:span> inst = dest-&gt;R1</text:p>
            <text:p>2<text:span text:style-name="T1">nd</text:span> inst – soruce-&gt; r1</text:p>
            <text:p>3<text:span text:style-name="T1">rd</text:span> inst – source-&gt; r1 &amp; xchng</text:p>
            <text:p>4<text:span text:style-name="T1">th</text:span> inst – source-&gt; r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14" office:value-type="string" calcext:value-type="string">
            <text:p>try with 2 inst &amp; 1 R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11"/>
          <table:table-cell table:style-name="ce6" office:value-type="string" calcext:value-type="string">
            <text:p>Run tejas properly (other than pipeline tests)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try with multiple instructions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6"/>
          <table:table-cell table:number-columns-repeated="7"/>
        </table:table-row>
        <table:table-row table:style-name="ro1">
          <table:table-cell table:number-columns-repeated="6"/>
          <table:table-cell table:style-name="ce14" office:value-type="string" calcext:value-type="string">
            <text:p>Check imm operands bi ho sakte hain kya?</text:p>
          </table:table-cell>
          <table:table-cell table:style-name="ce6"/>
          <table:table-cell table:number-columns-repeated="7"/>
        </table:table-row>
        <table:table-row table:style-name="ro1">
          <table:table-cell table:number-columns-repeated="2"/>
          <table:table-cell table:style-name="ce6"/>
          <table:table-cell table:number-columns-repeated="12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15" office:value-type="string" calcext:value-type="string">
            <text:p>try some scenario like 2 RS size, but 2<text:span text:style-name="T1">nd</text:span> inst is waiting for destination of 1<text:span text:style-name="T1">st</text:span> operand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office:value-type="string" calcext:value-type="string">
            <text:p>try scenario with one instr &amp; 2<text:span text:style-name="T1">nd</text:span> xchg depending on 1<text:span text:style-name="T1">st</text:span>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Big benchmark chala ke dekh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6"/>
          <table:table-cell table:style-name="ce14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ce13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ek benchmark ko actual chalao &amp; compare karo apni readings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style-name="ce15" office:value-type="string" calcext:value-type="string">
            <text:p>scenario with one load &amp; then alu with source as previous load destination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heck scenario where in move mein immediate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check scenario where in two instructions with same reg file (dependent) but one is int &amp; other is float</text:p>
          </table:table-cell>
          <table:table-cell table:number-columns-repeated="8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13"/>
        </table:table-row>
      </table:table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6" office:value-type="string" calcext:value-type="string">
            <text:p>S.No.</text:p>
          </table:table-cell>
          <table:table-cell table:style-name="ce16" office:value-type="string" calcext:value-type="string">
            <text:p>Test Case </text:p>
          </table:table-cell>
          <table:table-cell table:style-name="ce1" office:value-type="string" calcext:value-type="string">
            <text:p>Number of Instructions</text:p>
          </table:table-cell>
          <table:table-cell table:style-name="ce1" office:value-type="string" calcext:value-type="string">
            <text:p>Cycle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toma_test_simple_noIns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toma_test_simple_nop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number-columns-repeated="9"/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Number of Instructions</text:p>
          </table:table-cell>
          <table:table-cell office:value-type="string" calcext:value-type="string">
            <text:p>RS si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toma_test_simple_intALU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8"/>
          <table:table-cell office:value-type="string" calcext:value-type="string">
            <text:p>test</text:p>
          </table:table-cell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toma_test_simple_mov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9"/>
          <table:table-cell office:value-type="float" office:value="1264" calcext:value-type="float">
            <text:p>12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toma_test_simple_floatDIV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9"/>
          <table:table-cell office:value-type="float" office:value="1288" calcext:value-type="float">
            <text:p>12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toma_test_simple_xchg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table:style-name="ce6"/>
          <table:table-cell table:number-columns-repeated="5"/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 table:number-rows-repeated="3">
          <table:table-cell table:number-columns-repeated="8"/>
          <table:table-cell table:style-name="ce3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3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6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3" office:value-type="string" calcext:value-type="string">
            <text:p>branch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jump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3" office:value-type="string" calcext:value-type="string">
            <text:p>load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 office:value-type="string" calcext:value-type="string">
            <text:p>store</text:p>
          </table:table-cell>
          <table:table-cell table:number-columns-repeated="8"/>
        </table:table-row>
        <table:table-row table:style-name="ro1" table:number-rows-repeated="4">
          <table:table-cell table:number-columns-repeated="17"/>
        </table:table-row>
        <table:table-row table:style-name="ro1" table:number-rows-repeated="3">
          <table:table-cell table:number-columns-repeated="3"/>
          <table:table-cell table:style-name="ce6"/>
          <table:table-cell table:number-columns-repeated="13"/>
        </table:table-row>
        <table:table-row table:style-name="ro1" table:number-rows-repeated="5">
          <table:table-cell table:number-columns-repeated="3"/>
          <table:table-cell table:style-name="ce3"/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number-columns-repeated="13"/>
        </table:table-row>
      </table:table>
      <table:table table:name="check while testing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8"/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table:style-name="ce19"/>
          <table:table-cell table:number-columns-repeated="11"/>
        </table:table-row>
        <table:table-row table:style-name="ro1">
          <table:table-cell table:number-columns-repeated="10"/>
          <table:table-cell table:style-name="ce1" office:value-type="string" calcext:value-type="string">
            <text:p>Confirm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we got the registerNumber in source1.getMLocationFirstOperand in case of load but the doc says source1.getMLocationSecondOperand</text:p>
          </table:table-cell>
          <table:table-cell table:number-columns-repeated="2"/>
        </table:table-row>
        <table:table-row table:style-name="ro1" table:number-rows-repeated="17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"/>
          <table:table-cell table:style-name="ce20"/>
        </table:table-row>
        <table:table-row table:style-name="ro1">
          <table:table-cell table:number-columns-repeated="2"/>
          <table:table-cell table:style-name="ce19"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8:49:14.102148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26T03:39:54.181750466</dc:date>
    <meta:editing-duration>P2DT8H46M52S</meta:editing-duration>
    <meta:editing-cycles>230</meta:editing-cycles>
    <meta:document-statistic meta:table-count="4" meta:cell-count="118" meta:object-count="0"/>
  </office:meta>
</office:document-meta>
</file>